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203cm" svg:stroke-color="#000000" draw:marker-start-width="0.503cm" draw:marker-end-width="0.503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032cm" svg:x="8.366cm" svg:y="7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065cm" svg:y1="9.001cm" svg:x2="14.06cm" svg:y2="5.136cm" draw:start-shape="id1" draw:start-glue-point="7" svg:d="M13065 9001h748v-3865h247" svg:viewBox="0 0 996 3866">
          <text:p/>
        </draw:connector>
        <draw:connector draw:style-name="gr2" draw:text-style-name="P1" draw:layer="layout" svg:x1="8.366cm" svg:y1="9.001cm" svg:x2="7.315cm" svg:y2="5.188cm" draw:start-shape="id1" draw:start-glue-point="5" svg:d="M8366 9001h-776v-3813h-275" svg:viewBox="0 0 1052 3814">
          <text:p/>
        </draw:connector>
        <draw:custom-shape draw:style-name="gr3" draw:text-style-name="P1" xml:id="id3" draw:id="id3" draw:layer="layout" svg:width="4.318cm" svg:height="1.905cm" svg:x="2.905cm" svg:y="4.556cm">
          <text:p text:style-name="P1">ACTORE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318cm" svg:height="1.905cm" svg:x="14.081cm" svg:y="4.556cm">
          <text:p text:style-name="P1">PELÍCULA</text:p>
          <draw:enhanced-geometry svg:viewBox="0 0 21600 21600" draw:type="rectangle" draw:enhanced-path="M 0 0 L 21600 0 21600 21600 0 21600 0 0 Z N"/>
        </draw:custom-shape>
        <draw:frame draw:style-name="gr4" draw:layer="layout" svg:width="2.966cm" svg:height="0.962cm" svg:x="9.083cm" svg:y="8.493cm">
          <draw:text-box>
            <text:p>Participa</text:p>
          </draw:text-box>
        </draw:frame>
        <draw:custom-shape draw:style-name="gr3" draw:text-style-name="P2" xml:id="id2" draw:id="id2" draw:layer="layout" svg:width="4.191cm" svg:height="1.27cm" svg:x="4.937cm" svg:y="1.381cm">
          <text:p text:style-name="P1"><text:span text:style-name="T1">Apellid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8" draw:id="id8" draw:layer="layout" svg:width="4.191cm" svg:height="1.27cm" svg:x="17.383cm" svg:y="3.032cm">
          <text:p text:style-name="P1">Categorí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4.191cm" svg:height="1.27cm" svg:x="14.081cm" svg:y="1.381cm">
          <text:p text:style-name="P1">Añ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4.191cm" svg:height="1.397cm" svg:x="10.144cm" svg:y="2.651cm">
          <text:p text:style-name="P1"><text:span text:style-name="T1">Tí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4.191cm" svg:height="1.27cm" svg:x="0.746cm" svg:y="2.397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svg:x1="7.032cm" svg:y1="2.651cm" svg:x2="5.064cm" svg:y2="4.556cm" draw:start-shape="id2" draw:start-glue-point="8" draw:end-shape="id3" svg:d="M7032 2651v953h-1968v952" svg:viewBox="0 0 1969 1906">
          <text:p/>
        </draw:connector>
        <draw:connector draw:style-name="gr5" draw:text-style-name="P1" draw:layer="layout" svg:x1="2.841cm" svg:y1="3.667cm" svg:x2="5.064cm" svg:y2="4.556cm" draw:start-shape="id4" draw:start-glue-point="8" draw:end-shape="id3" draw:end-glue-point="0" svg:d="M2841 3667v445h2223v444" svg:viewBox="0 0 2224 890">
          <text:p/>
        </draw:connector>
        <draw:connector draw:style-name="gr5" draw:text-style-name="P1" draw:layer="layout" svg:x1="12.239cm" svg:y1="4.048cm" svg:x2="14.081cm" svg:y2="5.508cm" draw:start-shape="id5" draw:start-glue-point="8" draw:end-shape="id6" draw:end-glue-point="3" svg:d="M12239 4048v1460h1842" svg:viewBox="0 0 1843 1461">
          <text:p/>
        </draw:connector>
        <draw:connector draw:style-name="gr5" draw:text-style-name="P1" draw:layer="layout" svg:x1="16.176cm" svg:y1="2.651cm" svg:x2="16.24cm" svg:y2="4.556cm" draw:start-shape="id7" draw:start-glue-point="8" draw:end-shape="id6" draw:end-glue-point="0" svg:d="M16176 2651v953h64v952" svg:viewBox="0 0 65 1906">
          <text:p/>
        </draw:connector>
        <draw:connector draw:style-name="gr5" draw:text-style-name="P1" draw:layer="layout" svg:x1="19.478cm" svg:y1="4.302cm" svg:x2="18.399cm" svg:y2="5.508cm" draw:start-shape="id8" draw:start-glue-point="8" draw:end-shape="id6" draw:end-glue-point="1" svg:d="M19478 4302v1206h-1079" svg:viewBox="0 0 1080 12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10:18:51.813549324</meta:creation-date>
    <dc:date>2017-12-28T10:28:57.766873029</dc:date>
    <meta:editing-duration>P0D</meta:editing-duration>
    <meta:editing-cycles>1</meta:editing-cycles>
    <meta:document-statistic meta:object-count="16"/>
    <meta:generator>LibreOffice/4.2.8.2$Linux_x86 LibreOffice_project/420m0$Build-2</meta:generator>
  </office:meta>
</office:document-meta>
</file>